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4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3,f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9x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5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6,f4,f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32a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j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8d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4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3,f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1x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i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6,f4,f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4a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6,v6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5j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iv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4,v4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9" table:style-name="ce2">
            <text:p>1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3,v3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ul.d f5,f3,f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9x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i r2,r2,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5i</text:p>
          </table:table-cell>
          <table:table-cell office:value-type="string" table:style-name="ce2">
            <text:p>-</text:p>
          </table:table-cell>
          <table:table-cell office:value-type="float" office:value="6" table:style-name="ce2">
            <text:p>6</text:p>
          </table:table-cell>
          <table:table-cell office:value-type="float" office:value="33" table:style-name="ce2">
            <text:p>33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add.d f6,f4,f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32a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ui r1,r1,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38" table:style-name="ce2">
            <text:p>38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2">
            <text:p>3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v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8d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2">
            <text:p>4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4,v4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0" table:style-name="ce2">
            <text:p>4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mul.d f5,f3,f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31x</text:p>
          </table:table-cell>
          <table:table-cell office:value-type="string" table:style-name="ce2">
            <text:p>-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5,v5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4" table:style-name="ce2">
            <text:p>44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i r2,r2,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2i</text:p>
          </table:table-cell>
          <table:table-cell office:value-type="string" table:style-name="ce2">
            <text:p>-</text:p>
          </table:table-cell>
          <table:table-cell office:value-type="float" office:value="13" table:style-name="ce2">
            <text:p>13</text:p>
          </table:table-cell>
          <table:table-cell office:value-type="float" office:value="45" table:style-name="ce2">
            <text:p>45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add.d f6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44a</text:p>
          </table:table-cell>
          <table:table-cell office:value-type="string" table:style-name="ce2">
            <text:p>-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6,v6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9" table:style-name="ce2">
            <text:p>49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ui r1,r1,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5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50" table:style-name="ce2">
            <text:p>50</text:p>
          </table:table-cell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2" table:style-name="ce1"/>
          <table:table-cell table:number-columns-repeated="6" table:style-name="ce2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08:35:17Z</meta:creation-date>
    <dc:date>2023-02-17T15:54:43Z</dc:date>
    <meta:editing-cycles>8</meta:editing-cycles>
    <meta:editing-duration>PT1241S</meta:editing-duration>
  </office:meta>
</office:document-meta>
</file>